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6A700000221000000C10A66A7F85BCCD44E.svg" manifest:media-type="image/svg+xml"/>
  <manifest:file-entry manifest:full-path="Pictures/1000020100000018000000078C4791D59559468D.png" manifest:media-type="image/png"/>
  <manifest:file-entry manifest:full-path="Pictures/100002010000000D00000007E5E918E255BC994A.png" manifest:media-type="image/png"/>
  <manifest:file-entry manifest:full-path="Pictures/100004280000014B000000B7AEFAE9136FDE5F3A.svg" manifest:media-type="image/svg+xml"/>
  <manifest:file-entry manifest:full-path="Pictures/1000036A0000014C00000063070DE80AA45F0D79.svg" manifest:media-type="image/svg+xml"/>
  <manifest:file-entry manifest:full-path="Pictures/100002010000000D00000004452B7BECCA5DBB7B.png" manifest:media-type="image/png"/>
  <manifest:file-entry manifest:full-path="Pictures/100002010000001500000007618EBF6C709C62DA.png" manifest:media-type="image/png"/>
  <manifest:file-entry manifest:full-path="Pictures/1000052C0000014B000000C141C2C354D9FDCA26.svg" manifest:media-type="image/svg+xml"/>
  <manifest:file-entry manifest:full-path="Pictures/100008C40000026F000000C1CF0E90DC5E186195.svg" manifest:media-type="image/svg+xml"/>
  <manifest:file-entry manifest:full-path="Pictures/100002010000000D000000078FD3F52042EEAF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208in"/>
    </style:style>
    <style:style style:name="Table1.B" style:family="table-column">
      <style:table-column-properties style:column-width="0.5167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125in"/>
    </style:style>
    <style:style style:name="Table1.F" style:family="table-column">
      <style:table-column-properties style:column-width="1.0625in"/>
    </style:style>
    <style:style style:name="Table1.G" style:family="table-column">
      <style:table-column-properties style:column-width="0.5625in"/>
    </style:style>
    <style:style style:name="Table1.H" style:family="table-column">
      <style:table-column-properties style:column-width="0.5in"/>
    </style:style>
    <style:style style:name="Table1.I" style:family="table-column">
      <style:table-column-properties style:column-width="0.9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625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8125in"/>
    </style:style>
    <style:style style:name="Table2.E" style:family="table-column">
      <style:table-column-properties style:column-width="1.1201in"/>
    </style:style>
    <style:style style:name="Table2.F" style:family="table-column">
      <style:table-column-properties style:column-width="0.6924in"/>
    </style:style>
    <style:style style:name="Table2.H" style:family="table-column">
      <style:table-column-properties style:column-width="1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24fe" officeooo:paragraph-rsid="000b24fe"/>
    </style:style>
    <style:style style:name="P2" style:family="paragraph" style:parent-style-name="Standard">
      <style:text-properties officeooo:rsid="000b24fe" officeooo:paragraph-rsid="000ce359"/>
    </style:style>
    <style:style style:name="P3" style:family="paragraph" style:parent-style-name="Standard">
      <style:text-properties officeooo:rsid="000ce359" officeooo:paragraph-rsid="000ce359"/>
    </style:style>
    <style:style style:name="P4" style:family="paragraph" style:parent-style-name="Standard">
      <style:text-properties officeooo:rsid="000ce359" officeooo:paragraph-rsid="001012fd"/>
    </style:style>
    <style:style style:name="P5" style:family="paragraph" style:parent-style-name="Standard">
      <style:text-properties officeooo:rsid="000ce359" officeooo:paragraph-rsid="0010a9d2"/>
    </style:style>
    <style:style style:name="P6" style:family="paragraph" style:parent-style-name="Standard">
      <style:text-properties officeooo:rsid="000ce359" officeooo:paragraph-rsid="001244a3"/>
    </style:style>
    <style:style style:name="P7" style:family="paragraph" style:parent-style-name="Standard">
      <style:text-properties officeooo:rsid="000ce359" officeooo:paragraph-rsid="000e46d2"/>
    </style:style>
    <style:style style:name="P8" style:family="paragraph" style:parent-style-name="Standard">
      <style:text-properties officeooo:paragraph-rsid="000e46d2"/>
    </style:style>
    <style:style style:name="P9" style:family="paragraph" style:parent-style-name="Standard">
      <style:text-properties officeooo:rsid="000e46d2" officeooo:paragraph-rsid="000e46d2"/>
    </style:style>
    <style:style style:name="P10" style:family="paragraph" style:parent-style-name="Standard">
      <style:text-properties officeooo:rsid="000e46d2" officeooo:paragraph-rsid="000f6de6"/>
    </style:style>
    <style:style style:name="P11" style:family="paragraph" style:parent-style-name="Standard">
      <style:text-properties officeooo:rsid="001244a3" officeooo:paragraph-rsid="001244a3"/>
    </style:style>
    <style:style style:name="P12" style:family="paragraph" style:parent-style-name="Standard">
      <style:text-properties officeooo:rsid="001244a3" officeooo:paragraph-rsid="0013f29a"/>
    </style:style>
    <style:style style:name="P13" style:family="paragraph" style:parent-style-name="Standard">
      <style:text-properties officeooo:rsid="001244a3" officeooo:paragraph-rsid="00158384"/>
    </style:style>
    <style:style style:name="P14" style:family="paragraph" style:parent-style-name="Standard">
      <style:text-properties officeooo:rsid="001244a3" officeooo:paragraph-rsid="001bd7ac"/>
    </style:style>
    <style:style style:name="P15" style:family="paragraph" style:parent-style-name="Standard">
      <style:text-properties officeooo:rsid="001244a3" officeooo:paragraph-rsid="001bf267"/>
    </style:style>
    <style:style style:name="P16" style:family="paragraph" style:parent-style-name="Standard">
      <style:text-properties officeooo:rsid="00158384" officeooo:paragraph-rsid="001bd7ac"/>
    </style:style>
    <style:style style:name="P17" style:family="paragraph" style:parent-style-name="Standard">
      <style:text-properties officeooo:rsid="00158384" officeooo:paragraph-rsid="001bf267"/>
    </style:style>
    <style:style style:name="P18" style:family="paragraph" style:parent-style-name="Standard">
      <style:text-properties officeooo:paragraph-rsid="0015fa7a"/>
    </style:style>
    <style:style style:name="P19" style:family="paragraph" style:parent-style-name="Standard">
      <style:text-properties officeooo:rsid="001bd7ac" officeooo:paragraph-rsid="001bd7ac"/>
    </style:style>
    <style:style style:name="P20" style:family="paragraph" style:parent-style-name="Standard">
      <style:text-properties officeooo:rsid="001bd7ac" officeooo:paragraph-rsid="001bf267"/>
    </style:style>
    <style:style style:name="P21" style:family="paragraph" style:parent-style-name="Standard">
      <style:text-properties officeooo:rsid="001dd985" officeooo:paragraph-rsid="001dd985"/>
    </style:style>
    <style:style style:name="P22" style:family="paragraph" style:parent-style-name="Standard">
      <style:text-properties officeooo:rsid="001fa827" officeooo:paragraph-rsid="001fa827"/>
    </style:style>
    <style:style style:name="P23" style:family="paragraph" style:parent-style-name="Standard">
      <style:text-properties officeooo:rsid="002077d3" officeooo:paragraph-rsid="00217230"/>
    </style:style>
    <style:style style:name="P24" style:family="paragraph" style:parent-style-name="Standard">
      <style:text-properties officeooo:rsid="002077d3" officeooo:paragraph-rsid="002af8e7"/>
    </style:style>
    <style:style style:name="P25" style:family="paragraph" style:parent-style-name="Standard">
      <style:text-properties officeooo:rsid="002077d3" officeooo:paragraph-rsid="002ccc00"/>
    </style:style>
    <style:style style:name="P26" style:family="paragraph" style:parent-style-name="Standard">
      <style:text-properties officeooo:rsid="00235df4" officeooo:paragraph-rsid="00235df4"/>
    </style:style>
    <style:style style:name="P27" style:family="paragraph" style:parent-style-name="Standard">
      <style:text-properties officeooo:rsid="000f6de6" officeooo:paragraph-rsid="000f6de6"/>
    </style:style>
    <style:style style:name="P28" style:family="paragraph" style:parent-style-name="Table_20_Contents">
      <style:text-properties officeooo:rsid="0010a9d2" officeooo:paragraph-rsid="0010a9d2"/>
    </style:style>
    <style:style style:name="P29" style:family="paragraph" style:parent-style-name="Table_20_Contents">
      <style:text-properties officeooo:rsid="001244a3" officeooo:paragraph-rsid="001244a3"/>
    </style:style>
    <style:style style:name="P30" style:family="paragraph" style:parent-style-name="Table_20_Contents">
      <style:text-properties officeooo:rsid="001bd7ac" officeooo:paragraph-rsid="001bd7ac"/>
    </style:style>
    <style:style style:name="P31" style:family="paragraph" style:parent-style-name="Table_20_Contents">
      <style:text-properties officeooo:rsid="001c99a5" officeooo:paragraph-rsid="001c99a5"/>
    </style:style>
    <style:style style:name="P32" style:family="paragraph" style:parent-style-name="Table_20_Contents">
      <style:text-properties officeooo:rsid="001dd985" officeooo:paragraph-rsid="001dd985"/>
    </style:style>
    <style:style style:name="P33" style:family="paragraph" style:parent-style-name="Table_20_Contents">
      <style:text-properties officeooo:rsid="001dd985" officeooo:paragraph-rsid="002af8e7"/>
    </style:style>
    <style:style style:name="P34" style:family="paragraph" style:parent-style-name="Table_20_Contents">
      <style:text-properties officeooo:paragraph-rsid="001dd985"/>
    </style:style>
    <style:style style:name="P35" style:family="paragraph" style:parent-style-name="Table_20_Contents">
      <style:text-properties officeooo:rsid="002af8e7" officeooo:paragraph-rsid="002af8e7"/>
    </style:style>
    <style:style style:name="P36" style:family="paragraph" style:parent-style-name="Standard">
      <style:text-properties officeooo:rsid="002077d3" officeooo:paragraph-rsid="00302835"/>
    </style:style>
    <style:style style:name="P37" style:family="paragraph" style:parent-style-name="Standard">
      <style:text-properties officeooo:rsid="00235df4" officeooo:paragraph-rsid="00302835"/>
    </style:style>
    <style:style style:name="P38" style:family="paragraph" style:parent-style-name="Standard">
      <style:text-properties officeooo:rsid="00235df4" officeooo:paragraph-rsid="0031ca4d"/>
    </style:style>
    <style:style style:name="P39" style:family="paragraph" style:parent-style-name="Standard">
      <style:text-properties officeooo:rsid="00302835" officeooo:paragraph-rsid="0031ca4d"/>
    </style:style>
    <style:style style:name="P40" style:family="paragraph" style:parent-style-name="Standard">
      <style:text-properties officeooo:rsid="0031ca4d" officeooo:paragraph-rsid="0031ca4d"/>
    </style:style>
    <style:style style:name="P41" style:family="paragraph" style:parent-style-name="Standard">
      <style:text-properties officeooo:rsid="0031ca4d" officeooo:paragraph-rsid="00235df4"/>
    </style:style>
    <style:style style:name="P42" style:family="paragraph" style:parent-style-name="Standard">
      <style:text-properties officeooo:rsid="0031ca4d" officeooo:paragraph-rsid="0032afa5"/>
    </style:style>
    <style:style style:name="P43" style:family="paragraph" style:parent-style-name="Standard">
      <style:text-properties officeooo:rsid="0032afa5" officeooo:paragraph-rsid="0033f3ab"/>
    </style:style>
    <style:style style:name="P44" style:family="paragraph" style:parent-style-name="Standard">
      <style:text-properties officeooo:rsid="00253d9f" officeooo:paragraph-rsid="0033f3ab"/>
    </style:style>
    <style:style style:name="P45" style:family="paragraph" style:parent-style-name="Standard">
      <style:text-properties officeooo:rsid="00253d9f" officeooo:paragraph-rsid="0035ab6e"/>
    </style:style>
    <style:style style:name="P46" style:family="paragraph" style:parent-style-name="Standard">
      <style:text-properties officeooo:rsid="00253d9f" officeooo:paragraph-rsid="003789e0"/>
    </style:style>
    <style:style style:name="P47" style:family="paragraph" style:parent-style-name="Standard">
      <style:text-properties officeooo:rsid="00386c7c" officeooo:paragraph-rsid="00386c7c"/>
    </style:style>
    <style:style style:name="P48" style:family="paragraph" style:parent-style-name="Standard">
      <style:text-properties officeooo:rsid="001244a3" officeooo:paragraph-rsid="00386c7c"/>
    </style:style>
    <style:style style:name="P49" style:family="paragraph" style:parent-style-name="Standard">
      <style:text-properties officeooo:rsid="00158384" officeooo:paragraph-rsid="00158384"/>
    </style:style>
    <style:style style:name="P50" style:family="paragraph" style:parent-style-name="Standard">
      <style:text-properties officeooo:rsid="003a36fe" officeooo:paragraph-rsid="003a36fe"/>
    </style:style>
    <style:style style:name="P51" style:family="paragraph" style:parent-style-name="Standard">
      <style:text-properties officeooo:rsid="003a36fe" officeooo:paragraph-rsid="003c83f4"/>
    </style:style>
    <style:style style:name="P52" style:family="paragraph" style:parent-style-name="Standard">
      <style:text-properties officeooo:rsid="003c83f4" officeooo:paragraph-rsid="003c83f4"/>
    </style:style>
    <style:style style:name="P53" style:family="paragraph" style:parent-style-name="Standard">
      <style:text-properties officeooo:rsid="000b24fe" officeooo:paragraph-rsid="000b24fe"/>
    </style:style>
    <style:style style:name="P5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e359"/>
    </style:style>
    <style:style style:name="T2" style:family="text">
      <style:text-properties officeooo:rsid="000f6de6"/>
    </style:style>
    <style:style style:name="T3" style:family="text">
      <style:text-properties officeooo:rsid="001012f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8384"/>
    </style:style>
    <style:style style:name="T6" style:family="text">
      <style:text-properties officeooo:rsid="0015fa7a"/>
    </style:style>
    <style:style style:name="T7" style:family="text">
      <style:text-properties officeooo:rsid="001bd7ac"/>
    </style:style>
    <style:style style:name="T8" style:family="text">
      <style:text-properties fo:color="#c9211e"/>
    </style:style>
    <style:style style:name="T9" style:family="text">
      <style:text-properties fo:color="#c9211e" officeooo:rsid="000ce359"/>
    </style:style>
    <style:style style:name="T10" style:family="text">
      <style:text-properties fo:color="#c9211e" officeooo:rsid="001bd7ac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officeooo:rsid="001dd985"/>
    </style:style>
    <style:style style:name="T13" style:family="text">
      <style:text-properties officeooo:rsid="002077d3"/>
    </style:style>
    <style:style style:name="T14" style:family="text">
      <style:text-properties officeooo:rsid="00207d04"/>
    </style:style>
    <style:style style:name="T15" style:family="text">
      <style:text-properties officeooo:rsid="002af8e7"/>
    </style:style>
    <style:style style:name="T16" style:family="text">
      <style:text-properties officeooo:rsid="002ccc00"/>
    </style:style>
    <style:style style:name="T17" style:family="text">
      <style:text-properties officeooo:rsid="00302835"/>
    </style:style>
    <style:style style:name="T18" style:family="text">
      <style:text-properties officeooo:rsid="00235df4"/>
    </style:style>
    <style:style style:name="T19" style:family="text">
      <style:text-properties officeooo:rsid="0031ca4d"/>
    </style:style>
    <style:style style:name="T20" style:family="text">
      <style:text-properties officeooo:rsid="0033f3ab"/>
    </style:style>
    <style:style style:name="T21" style:family="text">
      <style:text-properties officeooo:rsid="0034f1a4"/>
    </style:style>
    <style:style style:name="T22" style:family="text">
      <style:text-properties officeooo:rsid="003789e0"/>
    </style:style>
    <style:style style:name="T23" style:family="text">
      <style:text-properties officeooo:rsid="003c83f4"/>
    </style:style>
    <style:style style:name="T24" style:family="text">
      <style:text-properties officeooo:rsid="001244a3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-Assignment-07</text:p>
      <text:p text:style-name="P1"/>
      <text:p text:style-name="P52">Manoj Kolpe Lingappa</text:p>
      <text:p text:style-name="P1"/>
      <text:p text:style-name="P1">1. a. Enumeration</text:p>
      <text:p text:style-name="P1"><text:s text:c="6"/>It is the process of listing all possible models for the given environment.</text:p>
      <text:p text:style-name="P1"><text:s text:c="4"/>b. Validity</text:p>
      <text:p text:style-name="P2"><text:s text:c="6"/>A sentence is said to be valid if it is true in all the models. Eg. P <text:span text:style-name="T2">v</text:span><draw:g text:anchor-type="as-char" svg:y="-0.0465in" draw:z-index="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 <text:span text:style-name="T1">P is always True, hence <text:s text:c="3"/></text:span></text:p>
      <text:p text:style-name="P3"><text:s text:c="6"/>that sentence is said to be valid.</text:p>
      <text:p text:style-name="P3"><text:s text:c="4"/>c. Satisfiability</text:p>
      <text:p text:style-name="P3"><text:s text:c="6"/>A sentence is said to be satisfiable if it is true in some model. Suppose R1,R2,R3 be some </text:p>
      <text:p text:style-name="P8"><text:span text:style-name="T1"><text:s text:c="6"/>model in which R1 and R2 are true, then R1</text:span>∧<text:span text:style-name="T1">R2</text:span>∧<text:span text:style-name="T1">R3 is said to be satisfiable. A sentence is said </text:span></text:p>
      <text:p text:style-name="P7"><text:s text:c="6"/>to be unsatisfiable if it’s false in all the model. </text:p>
      <text:p text:style-name="P8"><text:s text:c="4"/><text:span text:style-name="T1">d. CNF and DNF</text:span></text:p>
      <text:p text:style-name="P7"><text:s text:c="7"/>A sentence expressed as a conjunction of disjunctions of literals are called as the Conjuctive </text:p>
      <text:p text:style-name="P7"><text:s text:c="7"/>Normal Form.</text:p>
      <text:p text:style-name="P9"><text:s text:c="7"/>Ex. (A v B v C) ∧ (C v D), where A, B, C, D are literals.</text:p>
      <text:p text:style-name="P9"><text:s text:c="7"/>A sentence expressed as a disjunction of conjunction of literals are called as the Disjunctive <text:s text:c="2"/></text:p>
      <text:p text:style-name="P9"><text:s text:c="7"/>Normal Form.</text:p>
      <text:p text:style-name="P9"><text:s text:c="7"/>Ex. (A ∧ B ∧ C) v ( C ∧ D), where A, B, C, D are called literals. </text:p>
      <text:p text:style-name="P9"><text:s text:c="4"/>e. Resolution</text:p>
      <text:p text:style-name="P10"><text:s text:c="7"/><text:span text:style-name="T2">One way of proving things in proportional logic is means of resolution. <text:s/>We can take a sentence <text:s/></text:span></text:p>
      <text:p text:style-name="P27"><text:s text:c="7"/>that is true and generate new sentence that is also true. There is a resolution rule say’s </text:p>
      <text:p text:style-name="P10"><text:span text:style-name="T2"><text:s text:c="6"/>P v Q v </text:span><text:span text:style-name="T2"><draw:g text:anchor-type="as-char" svg:y="-0.0465in" draw:z-index="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"> R.</text:span></text:p>
      <text:p text:style-name="P3"><text:s/>2.</text:p>
      <text:p text:style-name="P5"><text:s/><text:span text:style-name="T5">a. </text:span>[(Food <draw:g text:anchor-type="as-char" svg:y="-0.0902in" draw:z-index="4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Party) <text:span text:style-name="T3">v</text:span> (Drinks<draw:g text:anchor-type="as-char" svg:y="-0.0902in" draw:z-index="6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Party)] <draw:g text:anchor-type="as-char" svg:y="-0.0902in" draw:z-index="2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 [(Food ^ Drinks) <draw:g text:anchor-type="as-char" svg:y="-0.0902in" draw:z-index="7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Party] <text:span text:style-name="T6">[1]</text:span></text:p>
      <text:p text:style-name="P11"/>
      <text:p text:style-name="P11">m = <text:s/><text:span text:style-name="T1">(Food ^ Drinks) </text:span><text:span text:style-name="T1"><draw:g text:anchor-type="as-char" svg:y="-0.0902in" draw:z-index="8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</text:span></text:p>
      <text:p text:style-name="P11">n = <text:s/><text:span text:style-name="T1">(Food </text:span><text:span text:style-name="T1"><draw:g text:anchor-type="as-char" svg:y="-0.0902in" draw:z-index="9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 v (Drinks</text:span><text:span text:style-name="T1"><draw:g text:anchor-type="as-char" svg:y="-0.0902in" draw:z-index="10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</text:span></text:p>
      <text:p text:style-name="P11">o = <text:s/><text:span text:style-name="T1">[(Food </text:span><text:span text:style-name="T1"><draw:g text:anchor-type="as-char" svg:y="-0.0902in" draw:z-index="11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 v (Drinks</text:span><text:span text:style-name="T1"><draw:g text:anchor-type="as-char" svg:y="-0.0902in" draw:z-index="12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] </text:span><text:span text:style-name="T1"><draw:g text:anchor-type="as-char" svg:y="-0.0902in" draw:z-index="13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 [(Food ^ Drinks) </text:span><text:span text:style-name="T1"><draw:g text:anchor-type="as-char" svg:y="-0.0902in" draw:z-index="14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]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8">Food</text:p>
          </table:table-cell>
          <table:table-cell table:style-name="Table1.A1" office:value-type="string">
            <text:p text:style-name="P28">Party</text:p>
          </table:table-cell>
          <table:table-cell table:style-name="Table1.A1" office:value-type="string">
            <text:p text:style-name="P28">Drinks</text:p>
          </table:table-cell>
          <table:table-cell table:style-name="Table1.A1" office:value-type="string">
            <text:p text:style-name="P5">Food <draw:g text:anchor-type="as-char" svg:y="-0.0902in" draw:z-index="3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Party</text:p>
          </table:table-cell>
          <table:table-cell table:style-name="Table1.A1" office:value-type="string">
            <text:p text:style-name="P5">Drinks<draw:g text:anchor-type="as-char" svg:y="-0.0902in" draw:z-index="5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Party</text:p>
          </table:table-cell>
          <table:table-cell table:style-name="Table1.A1" office:value-type="string">
            <text:p text:style-name="P5">Food ^ Drinks</text:p>
          </table:table-cell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29">n</text:p>
          </table:table-cell>
          <table:table-cell table:style-name="Table1.I1" office:value-type="string">
            <text:p text:style-name="P29">o</text:p>
          </table:table-cell>
        </table:table-row>
        <table:table-row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I2" office:value-type="string">
            <text:p text:style-name="P29">T</text:p>
          </table:table-cell>
        </table:table-row>
        <table:table-row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I2" office:value-type="string">
            <text:p text:style-name="P29">T</text:p>
          </table:table-cell>
        </table:table-row>
        <table:table-row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F</text:p>
          </table:table-cell>
          <table:table-cell table:style-name="Table1.I2" office:value-type="string">
            <text:p text:style-name="P29">T</text:p>
          </table:table-cell>
        </table:table-row>
        <table:table-row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31">F</text:p>
          </table:table-cell>
          <table:table-cell table:style-name="Table1.I2" office:value-type="string">
            <text:p text:style-name="P30">T</text:p>
          </table:table-cell>
        </table:table-row>
        <table:table-row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I2" office:value-type="string">
            <text:p text:style-name="P29">T</text:p>
          </table:table-cell>
        </table:table-row>
        <table:table-row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F</text:p>
          </table:table-cell>
          <table:table-cell table:style-name="Table1.I2" office:value-type="string">
            <text:p text:style-name="P29">T</text:p>
          </table:table-cell>
        </table:table-row>
        <table:table-row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8">F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31">F</text:p>
          </table:table-cell>
          <table:table-cell table:style-name="Table1.I2" office:value-type="string">
            <text:p text:style-name="P30">T</text:p>
          </table:table-cell>
        </table:table-row>
        <table:table-row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8">T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I2" office:value-type="string">
            <text:p text:style-name="P29">T</text:p>
          </table:table-cell>
        </table:table-row>
      </table:table>
      <text:p text:style-name="P4"/>
      <text:p text:style-name="P3"><text:s/></text:p>
      <text:p text:style-name="P14"><draw:g text:anchor-type="as-char" svg:y="-0.0465in" draw:z-index="7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(Food </text:span><text:span text:style-name="T1"><draw:g text:anchor-type="as-char" svg:y="-0.0902in" draw:z-index="73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 v (Drinks</text:span><text:span text:style-name="T1"><draw:g text:anchor-type="as-char" svg:y="-0.0902in" draw:z-index="74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] v [(Food ^ Drinks) </text:span><text:span text:style-name="T1"><draw:g text:anchor-type="as-char" svg:y="-0.0902in" draw:z-index="75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]</text:span></text:p>
      <text:p text:style-name="P14"><draw:g text:anchor-type="as-char" svg:y="-0.0465in" draw:z-index="7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</text:span><draw:g text:anchor-type="as-char" svg:y="-0.0465in" draw:z-index="7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Party v </text:span><draw:g text:anchor-type="as-char" svg:y="-0.0465in" draw:z-index="7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 v [</text:span><draw:g text:anchor-type="as-char" svg:y="-0.0465in" draw:z-index="7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(Food ^ Drinks) v Party]</text:span></text:p>
      <text:p text:style-name="P14"><draw:g text:anchor-type="as-char" svg:y="-0.0465in" draw:z-index="8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</text:span><draw:g text:anchor-type="as-char" svg:y="-0.0465in" draw:z-index="8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Party v </text:span><draw:g text:anchor-type="as-char" svg:y="-0.0465in" draw:z-index="8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 v [</text:span><draw:g text:anchor-type="as-char" svg:y="-0.0465in" draw:z-index="8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</text:span><draw:g text:anchor-type="as-char" svg:y="-0.0465in" draw:z-index="8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</text:span></text:p>
      <text:p text:style-name="P14"><text:span text:style-name="T1">[Food ∧ </text:span><text:span text:style-name="T1"><draw:g text:anchor-type="as-char" svg:y="-0.0465in" draw:z-index="8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∧ Drinks ∧ </text:span><text:span text:style-name="T1"><draw:g text:anchor-type="as-char" svg:y="-0.0465in" draw:z-index="8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] v [</text:span><draw:g text:anchor-type="as-char" svg:y="-0.0465in" draw:z-index="8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</text:span><draw:g text:anchor-type="as-char" svg:y="-0.0465in" draw:z-index="8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</text:span></text:p>
      <text:p text:style-name="P16">(Food v <text:span text:style-name="T1">[</text:span><text:span text:style-name="T1"><draw:g text:anchor-type="as-char" svg:y="-0.0465in" draw:z-index="8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9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</text:span>(<text:span text:style-name="T1"><draw:g text:anchor-type="as-char" svg:y="-0.0465in" draw:z-index="9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[</text:span><text:span text:style-name="T1"><draw:g text:anchor-type="as-char" svg:y="-0.0465in" draw:z-index="9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9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</text:span>(<text:span text:style-name="T1">Drinks</text:span> <text:span text:style-name="T1">v [</text:span><text:span text:style-name="T1"><draw:g text:anchor-type="as-char" svg:y="-0.0465in" draw:z-index="9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9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( </text:span><text:span text:style-name="T1"><draw:g text:anchor-type="as-char" svg:y="-0.0465in" draw:z-index="9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[</text:span><text:span text:style-name="T1"><draw:g text:anchor-type="as-char" svg:y="-0.0465in" draw:z-index="9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9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)</text:span></text:p>
      <text:p text:style-name="P16"><text:soft-page-break/>(Food v <text:span text:style-name="T1"><draw:g text:anchor-type="as-char" svg:y="-0.0465in" draw:z-index="9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0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<draw:g text:anchor-type="as-char" svg:y="-0.0465in" draw:z-index="10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<draw:g text:anchor-type="as-char" svg:y="-0.0465in" draw:z-index="10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0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Drinks</text:span> <text:span text:style-name="T1">v </text:span><text:span text:style-name="T1"><draw:g text:anchor-type="as-char" svg:y="-0.0465in" draw:z-index="10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0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(</text:span><text:span text:style-name="T1"><draw:g text:anchor-type="as-char" svg:y="-0.0465in" draw:z-index="10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</text:span><text:span text:style-name="T1"><draw:g text:anchor-type="as-char" svg:y="-0.0465in" draw:z-index="10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0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)</text:span></text:p>
      <text:p text:style-name="P16">(Food v <text:span text:style-name="T1"><draw:g text:anchor-type="as-char" svg:y="-0.0465in" draw:z-index="10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1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<draw:g text:anchor-type="as-char" svg:y="-0.0465in" draw:z-index="11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<draw:g text:anchor-type="as-char" svg:y="-0.0465in" draw:z-index="11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1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Drinks</text:span> <text:span text:style-name="T1">v </text:span><text:span text:style-name="T1"><draw:g text:anchor-type="as-char" svg:y="-0.0465in" draw:z-index="11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1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(</text:span><text:span text:style-name="T1"><draw:g text:anchor-type="as-char" svg:y="-0.0465in" draw:z-index="11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</text:span><text:span text:style-name="T1"><draw:g text:anchor-type="as-char" svg:y="-0.0465in" draw:z-index="11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1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) </text:span></text:p>
      <text:p text:style-name="P16">(<text:span text:style-name="T8">Food v </text:span><text:span text:style-name="T9"><draw:g text:anchor-type="as-char" svg:y="-0.0465in" draw:z-index="11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Food</text:span><text:span text:style-name="T1"> v </text:span><text:span text:style-name="T1"><draw:g text:anchor-type="as-char" svg:y="-0.0465in" draw:z-index="12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9"><draw:g text:anchor-type="as-char" svg:y="-0.0465in" draw:z-index="12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Party </text:span><text:span text:style-name="T8">v </text:span><text:span text:style-name="T10">Party</text:span><text:span text:style-name="T7"> v</text:span> <text:span text:style-name="T1"><draw:g text:anchor-type="as-char" svg:y="-0.0465in" draw:z-index="12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2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</text:span>) <text:span text:style-name="T1">∧ </text:span>(<text:span text:style-name="T9">Drinks</text:span><text:span text:style-name="T8"> </text:span><text:span text:style-name="T9">v </text:span><text:span text:style-name="T9"><draw:g text:anchor-type="as-char" svg:y="-0.0465in" draw:z-index="12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Drinks</text:span><text:span text:style-name="T1"> v </text:span><text:span text:style-name="T1"><draw:g text:anchor-type="as-char" svg:y="-0.0465in" draw:z-index="12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Party</text:span>) <text:span text:style-name="T1">∧ (</text:span><text:span text:style-name="T9"><draw:g text:anchor-type="as-char" svg:y="-0.0465in" draw:z-index="12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Party v Party</text:span><text:span text:style-name="T1"> v </text:span><text:span text:style-name="T1"><draw:g text:anchor-type="as-char" svg:y="-0.0465in" draw:z-index="12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2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)</text:span></text:p>
      <text:p text:style-name="P19">(True) <text:span text:style-name="T1">∧ </text:span>(True) <text:span text:style-name="T1">∧ </text:span>(True) <text:span text:style-name="T1">∧ </text:span>(True)</text:p>
      <text:p text:style-name="P19">True. Hence the given sentence is <text:span text:style-name="T11">valid</text:span>.</text:p>
      <text:p text:style-name="P48">The above sentence is valid since it’s<text:span text:style-name="T4"> TRUE</text:span> in all the models. </text:p>
      <text:p text:style-name="P48">The above sentence is satisfiable since it’s <text:span text:style-name="T4">TRUE</text:span> in <text:span text:style-name="T15">all</text:span> models.</text:p>
      <text:p text:style-name="P49">b.</text:p>
      <text:p text:style-name="P50">1. left-hand</text:p>
      <text:p text:style-name="P50">(Food <draw:g text:anchor-type="as-char" svg:y="-0.0902in" draw:z-index="301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 Party) v (Drinks <draw:g text:anchor-type="as-char" svg:y="-0.0902in" draw:z-index="302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 Party)</text:p>
      <text:p text:style-name="P50">(<draw:g text:anchor-type="as-char" svg:y="-0.0465in" draw:z-index="30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v Party) v (<draw:g text:anchor-type="as-char" svg:y="-0.0465in" draw:z-index="30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v Party)</text:p>
      <text:p text:style-name="P50"><draw:g text:anchor-type="as-char" svg:y="-0.0465in" draw:z-index="30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v <draw:g text:anchor-type="as-char" svg:y="-0.0465in" draw:z-index="30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v Party</text:p>
      <text:p text:style-name="P50"/>
      <text:p text:style-name="P50">2. right-hand</text:p>
      <text:p text:style-name="P50">(Food ^ Drinks) <draw:g text:anchor-type="as-char" svg:y="-0.0902in" draw:z-index="307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 Party</text:p>
      <text:p text:style-name="P50"><draw:g text:anchor-type="as-char" svg:y="-0.0465in" draw:z-index="30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(Food ^ Drinks) v Party</text:p>
      <text:p text:style-name="P50"><draw:g text:anchor-type="as-char" svg:y="-0.0465in" draw:z-index="30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v <draw:g text:anchor-type="as-char" svg:y="-0.0465in" draw:z-index="31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v Party</text:p>
      <text:p text:style-name="P50">Both sides of the implication are equal, which means that no matter the model they will</text:p>
      <text:p text:style-name="P50">always be the same (true in all models). Hence, the sentence is valid.</text:p>
      <text:p text:style-name="P50"/>
      <text:p text:style-name="P13"><draw:g text:anchor-type="as-char" svg:y="-0.0465in" draw:z-index="1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(Food </text:span><text:span text:style-name="T1"><draw:g text:anchor-type="as-char" svg:y="-0.0902in" draw:z-index="16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 v (Drinks</text:span><text:span text:style-name="T1"><draw:g text:anchor-type="as-char" svg:y="-0.0902in" draw:z-index="17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] v [(Food ^ Drinks) </text:span><text:span text:style-name="T1"><draw:g text:anchor-type="as-char" svg:y="-0.0902in" draw:z-index="18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]</text:span></text:p>
      <text:p text:style-name="P12"><draw:g text:anchor-type="as-char" svg:y="-0.0465in" draw:z-index="1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</text:span><draw:g text:anchor-type="as-char" svg:y="-0.0465in" draw:z-index="2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Party v </text:span><draw:g text:anchor-type="as-char" svg:y="-0.0465in" draw:z-index="2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 v [</text:span><draw:g text:anchor-type="as-char" svg:y="-0.0465in" draw:z-index="2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(Food ^ Drinks) v Party]</text:span></text:p>
      <text:p text:style-name="P12"><draw:g text:anchor-type="as-char" svg:y="-0.0465in" draw:z-index="2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</text:span><draw:g text:anchor-type="as-char" svg:y="-0.0465in" draw:z-index="2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Party v </text:span><draw:g text:anchor-type="as-char" svg:y="-0.0465in" draw:z-index="2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 v [</text:span><draw:g text:anchor-type="as-char" svg:y="-0.0465in" draw:z-index="2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</text:span><draw:g text:anchor-type="as-char" svg:y="-0.0465in" draw:z-index="2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</text:span></text:p>
      <text:p text:style-name="P12"><text:span text:style-name="T1">[Food ∧ </text:span><text:span text:style-name="T1"><draw:g text:anchor-type="as-char" svg:y="-0.0465in" draw:z-index="3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∧ Drinks ∧ </text:span><text:span text:style-name="T1"><draw:g text:anchor-type="as-char" svg:y="-0.0465in" draw:z-index="3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] v [</text:span><draw:g text:anchor-type="as-char" svg:y="-0.0465in" draw:z-index="2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</text:span><draw:g text:anchor-type="as-char" svg:y="-0.0465in" draw:z-index="2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</text:span></text:p>
      <text:p text:style-name="P16">(Food v <text:span text:style-name="T1">[</text:span><text:span text:style-name="T1"><draw:g text:anchor-type="as-char" svg:y="-0.0465in" draw:z-index="3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3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</text:span>(<text:span text:style-name="T1"><draw:g text:anchor-type="as-char" svg:y="-0.0465in" draw:z-index="3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[</text:span><text:span text:style-name="T1"><draw:g text:anchor-type="as-char" svg:y="-0.0465in" draw:z-index="3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3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</text:span>(<text:span text:style-name="T1">Drinks</text:span> <text:span text:style-name="T1">v [</text:span><text:span text:style-name="T1"><draw:g text:anchor-type="as-char" svg:y="-0.0465in" draw:z-index="3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3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( </text:span><text:span text:style-name="T1"><draw:g text:anchor-type="as-char" svg:y="-0.0465in" draw:z-index="3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[</text:span><text:span text:style-name="T1"><draw:g text:anchor-type="as-char" svg:y="-0.0465in" draw:z-index="4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4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)</text:span></text:p>
      <text:p text:style-name="P16">(Food v <text:span text:style-name="T1"><draw:g text:anchor-type="as-char" svg:y="-0.0465in" draw:z-index="4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4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<draw:g text:anchor-type="as-char" svg:y="-0.0465in" draw:z-index="4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<draw:g text:anchor-type="as-char" svg:y="-0.0465in" draw:z-index="4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4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Drinks</text:span> <text:span text:style-name="T1">v </text:span><text:span text:style-name="T1"><draw:g text:anchor-type="as-char" svg:y="-0.0465in" draw:z-index="4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4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(</text:span><text:span text:style-name="T1"><draw:g text:anchor-type="as-char" svg:y="-0.0465in" draw:z-index="4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</text:span><text:span text:style-name="T1"><draw:g text:anchor-type="as-char" svg:y="-0.0465in" draw:z-index="5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5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)</text:span></text:p>
      <text:p text:style-name="P16">(Food v <text:span text:style-name="T1"><draw:g text:anchor-type="as-char" svg:y="-0.0465in" draw:z-index="5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5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<draw:g text:anchor-type="as-char" svg:y="-0.0465in" draw:z-index="5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<draw:g text:anchor-type="as-char" svg:y="-0.0465in" draw:z-index="5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5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Drinks</text:span> <text:span text:style-name="T1">v </text:span><text:span text:style-name="T1"><draw:g text:anchor-type="as-char" svg:y="-0.0465in" draw:z-index="5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5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(</text:span><text:span text:style-name="T1"><draw:g text:anchor-type="as-char" svg:y="-0.0465in" draw:z-index="5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</text:span><text:span text:style-name="T1"><draw:g text:anchor-type="as-char" svg:y="-0.0465in" draw:z-index="6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6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) </text:span></text:p>
      <text:p text:style-name="P16">(<text:span text:style-name="T8">Food v </text:span><text:span text:style-name="T9"><draw:g text:anchor-type="as-char" svg:y="-0.0465in" draw:z-index="6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Food</text:span><text:span text:style-name="T1"> v </text:span><text:span text:style-name="T1"><draw:g text:anchor-type="as-char" svg:y="-0.0465in" draw:z-index="6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9"><draw:g text:anchor-type="as-char" svg:y="-0.0465in" draw:z-index="6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Party </text:span><text:span text:style-name="T8">v </text:span><text:span text:style-name="T10">Party</text:span><text:span text:style-name="T7"> v</text:span> <text:span text:style-name="T1"><draw:g text:anchor-type="as-char" svg:y="-0.0465in" draw:z-index="6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6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</text:span>) <text:span text:style-name="T1">∧ </text:span>(<text:span text:style-name="T9">Drinks</text:span><text:span text:style-name="T8"> </text:span><text:span text:style-name="T9">v </text:span><text:span text:style-name="T9"><draw:g text:anchor-type="as-char" svg:y="-0.0465in" draw:z-index="7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Drinks</text:span><text:span text:style-name="T1"> v </text:span><text:span text:style-name="T1"><draw:g text:anchor-type="as-char" svg:y="-0.0465in" draw:z-index="6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Party</text:span>) <text:span text:style-name="T1">∧ (</text:span><text:span text:style-name="T9"><draw:g text:anchor-type="as-char" svg:y="-0.0465in" draw:z-index="6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Party v Party</text:span><text:span text:style-name="T1"> v </text:span><text:span text:style-name="T1"><draw:g text:anchor-type="as-char" svg:y="-0.0465in" draw:z-index="6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7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)</text:span></text:p>
      <text:p text:style-name="P49">c.</text:p>
      <text:p text:style-name="P50">To prove this by resolution, we need to prove that (LHS ^ <text:span text:style-name="T1"><draw:g text:anchor-type="as-char" svg:y="-0.0465in" draw:z-index="31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RHS) is unsatisfiable. We</text:p>
      <text:p text:style-name="P50">can take LHS and RHS from (b)</text:p>
      <text:p text:style-name="P50">(<draw:g text:anchor-type="as-char" svg:y="-0.0465in" draw:z-index="31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v <draw:g text:anchor-type="as-char" svg:y="-0.0465in" draw:z-index="31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v Party) ^ <draw:g text:anchor-type="as-char" svg:y="-0.0465in" draw:z-index="31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(<draw:g text:anchor-type="as-char" svg:y="-0.0465in" draw:z-index="31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v <draw:g text:anchor-type="as-char" svg:y="-0.0465in" draw:z-index="31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v Party)</text:p>
      <text:p text:style-name="P50">applying De Morgan’s rule</text:p>
      <text:p text:style-name="P50">(<draw:g text:anchor-type="as-char" svg:y="-0.0465in" draw:z-index="31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v <draw:g text:anchor-type="as-char" svg:y="-0.0465in" draw:z-index="31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v Party) ^ Food ^ Drinks ^ <draw:g text:anchor-type="as-char" svg:y="-0.0465in" draw:z-index="31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arty</text:p>
      <text:p text:style-name="P50">Then we apply the resolution rule until we obtain the empty set. The first and the second</text:p>
      <text:p text:style-name="P50">clause:</text:p>
      <text:p text:style-name="P51"><draw:g text:anchor-type="as-char" svg:y="-0.0465in" draw:z-index="32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Food <text:span text:style-name="T23">v</text:span> <draw:g text:anchor-type="as-char" svg:y="-0.0465in" draw:z-index="32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<text:span text:style-name="T23">v</text:span> Party <text:s text:c="2"/>Food</text:p>
      <text:p text:style-name="P51"><draw:g text:anchor-type="as-char" svg:y="-0.0465in" draw:z-index="32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<text:span text:style-name="T23">v</text:span> Party</text:p>
      <text:p text:style-name="P50">We apply the resolution rule</text:p>
      <text:p text:style-name="P51"><draw:g text:anchor-type="as-char" svg:y="-0.0465in" draw:z-index="32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Drinks <text:span text:style-name="T23">v</text:span> Party <text:s text:c="2"/>Drinks</text:p>
      <text:p text:style-name="P50">Party</text:p>
      <text:p text:style-name="P52">Resolution rule with the inferred clause and the fourth clause of the original sentence</text:p>
      <text:p text:style-name="P52">Party <text:s text:c="3"/><text:span text:style-name="T24"><draw:g text:anchor-type="as-char" svg:y="-0.0465in" draw:z-index="32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Party</text:p>
      <text:p text:style-name="P52">{}</text:p>
      <text:p text:style-name="P52">Hence empty set and this proves that the sentence is valid.</text:p>
      <text:p text:style-name="P52"><text:soft-page-break/></text:p>
      <text:p text:style-name="P15"><draw:g text:anchor-type="as-char" svg:y="-0.0465in" draw:z-index="12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(Food </text:span><text:span text:style-name="T1"><draw:g text:anchor-type="as-char" svg:y="-0.0902in" draw:z-index="130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 v (Drinks</text:span><text:span text:style-name="T1"><draw:g text:anchor-type="as-char" svg:y="-0.0902in" draw:z-index="131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)] v [(Food ^ Drinks) </text:span><text:span text:style-name="T1"><draw:g text:anchor-type="as-char" svg:y="-0.0902in" draw:z-index="132" draw:style-name="gr1"><svg:title>TexMaths</svg:title><svg:desc>12§display§\Rightarrow§svg§600§FALSE§</svg:desc><draw:frame draw:style-name="gr2" draw:text-style-name="P54" svg:width="0.1567in" svg:height="0.0906in" svg:x="0in" svg:y="0in"><draw:image xlink:href="Pictures/1000052C0000014B000000C141C2C354D9FDCA26.svg" xlink:type="simple" xlink:show="embed" xlink:actuate="onLoad"><text:p/></draw:image><draw:image xlink:href="Pictures/100002010000000D000000078FD3F52042EEAF18.png" xlink:type="simple" xlink:show="embed" xlink:actuate="onLoad"/></draw:frame></draw:g></text:span><text:span text:style-name="T1">Party]</text:span></text:p>
      <text:p text:style-name="P15"><draw:g text:anchor-type="as-char" svg:y="-0.0465in" draw:z-index="13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</text:span><draw:g text:anchor-type="as-char" svg:y="-0.0465in" draw:z-index="13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Party v </text:span><draw:g text:anchor-type="as-char" svg:y="-0.0465in" draw:z-index="13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 v [</text:span><draw:g text:anchor-type="as-char" svg:y="-0.0465in" draw:z-index="13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(Food ^ Drinks) v Party]</text:span></text:p>
      <text:p text:style-name="P15"><draw:g text:anchor-type="as-char" svg:y="-0.0465in" draw:z-index="13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[</text:span><draw:g text:anchor-type="as-char" svg:y="-0.0465in" draw:z-index="13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Party v </text:span><draw:g text:anchor-type="as-char" svg:y="-0.0465in" draw:z-index="13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 v [</text:span><draw:g text:anchor-type="as-char" svg:y="-0.0465in" draw:z-index="14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</text:span><draw:g text:anchor-type="as-char" svg:y="-0.0465in" draw:z-index="14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</text:span></text:p>
      <text:p text:style-name="P15"><text:span text:style-name="T1">[Food ∧ </text:span><text:span text:style-name="T1"><draw:g text:anchor-type="as-char" svg:y="-0.0465in" draw:z-index="14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∧ Drinks ∧ </text:span><text:span text:style-name="T1"><draw:g text:anchor-type="as-char" svg:y="-0.0465in" draw:z-index="14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] v [</text:span><draw:g text:anchor-type="as-char" svg:y="-0.0465in" draw:z-index="14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Food v </text:span><draw:g text:anchor-type="as-char" svg:y="-0.0465in" draw:z-index="14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">Drinks v Party]</text:span></text:p>
      <text:p text:style-name="P17">(Food v <text:span text:style-name="T1">[</text:span><text:span text:style-name="T1"><draw:g text:anchor-type="as-char" svg:y="-0.0465in" draw:z-index="14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4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</text:span>(<text:span text:style-name="T1"><draw:g text:anchor-type="as-char" svg:y="-0.0465in" draw:z-index="14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[</text:span><text:span text:style-name="T1"><draw:g text:anchor-type="as-char" svg:y="-0.0465in" draw:z-index="14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5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</text:span>(<text:span text:style-name="T1">Drinks</text:span> <text:span text:style-name="T1">v [</text:span><text:span text:style-name="T1"><draw:g text:anchor-type="as-char" svg:y="-0.0465in" draw:z-index="15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5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</text:span>) <text:span text:style-name="T1">∧ ( </text:span><text:span text:style-name="T1"><draw:g text:anchor-type="as-char" svg:y="-0.0465in" draw:z-index="15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[</text:span><text:span text:style-name="T1"><draw:g text:anchor-type="as-char" svg:y="-0.0465in" draw:z-index="15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5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])</text:span></text:p>
      <text:p text:style-name="P17">(Food v <text:span text:style-name="T1"><draw:g text:anchor-type="as-char" svg:y="-0.0465in" draw:z-index="15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5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<draw:g text:anchor-type="as-char" svg:y="-0.0465in" draw:z-index="15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<draw:g text:anchor-type="as-char" svg:y="-0.0465in" draw:z-index="15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6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Drinks</text:span> <text:span text:style-name="T1">v </text:span><text:span text:style-name="T1"><draw:g text:anchor-type="as-char" svg:y="-0.0465in" draw:z-index="16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6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(</text:span><text:span text:style-name="T1"><draw:g text:anchor-type="as-char" svg:y="-0.0465in" draw:z-index="16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</text:span><text:span text:style-name="T1"><draw:g text:anchor-type="as-char" svg:y="-0.0465in" draw:z-index="16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6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)</text:span></text:p>
      <text:p text:style-name="P17">(Food v <text:span text:style-name="T1"><draw:g text:anchor-type="as-char" svg:y="-0.0465in" draw:z-index="16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6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<draw:g text:anchor-type="as-char" svg:y="-0.0465in" draw:z-index="16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</text:span>v <text:span text:style-name="T1"><draw:g text:anchor-type="as-char" svg:y="-0.0465in" draw:z-index="16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7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1">Drinks</text:span> <text:span text:style-name="T1">v </text:span><text:span text:style-name="T1"><draw:g text:anchor-type="as-char" svg:y="-0.0465in" draw:z-index="17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7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(</text:span><text:span text:style-name="T1"><draw:g text:anchor-type="as-char" svg:y="-0.0465in" draw:z-index="17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Party v </text:span><text:span text:style-name="T1"><draw:g text:anchor-type="as-char" svg:y="-0.0465in" draw:z-index="17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7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) </text:span></text:p>
      <text:p text:style-name="P17">(<text:span text:style-name="T8">Food v </text:span><text:span text:style-name="T9"><draw:g text:anchor-type="as-char" svg:y="-0.0465in" draw:z-index="17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Food</text:span><text:span text:style-name="T1"> v </text:span><text:span text:style-name="T1"><draw:g text:anchor-type="as-char" svg:y="-0.0465in" draw:z-index="17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 v Party</text:span>) <text:span text:style-name="T1">∧ </text:span>(<text:span text:style-name="T9"><draw:g text:anchor-type="as-char" svg:y="-0.0465in" draw:z-index="17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Party </text:span><text:span text:style-name="T8">v </text:span><text:span text:style-name="T10">Party</text:span><text:span text:style-name="T7"> v</text:span> <text:span text:style-name="T1"><draw:g text:anchor-type="as-char" svg:y="-0.0465in" draw:z-index="17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8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</text:span>) <text:span text:style-name="T1">∧ </text:span>(<text:span text:style-name="T9">Drinks</text:span><text:span text:style-name="T8"> </text:span><text:span text:style-name="T9">v </text:span><text:span text:style-name="T9"><draw:g text:anchor-type="as-char" svg:y="-0.0465in" draw:z-index="18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Drinks</text:span><text:span text:style-name="T1"> v </text:span><text:span text:style-name="T1"><draw:g text:anchor-type="as-char" svg:y="-0.0465in" draw:z-index="18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Party</text:span>) <text:span text:style-name="T1">∧ (</text:span><text:span text:style-name="T9"><draw:g text:anchor-type="as-char" svg:y="-0.0465in" draw:z-index="18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9">Party v Party</text:span><text:span text:style-name="T1"> v </text:span><text:span text:style-name="T1"><draw:g text:anchor-type="as-char" svg:y="-0.0465in" draw:z-index="18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Food v </text:span><text:span text:style-name="T1"><draw:g text:anchor-type="as-char" svg:y="-0.0465in" draw:z-index="18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">Drinks)</text:span></text:p>
      <text:p text:style-name="P20">(True) <text:span text:style-name="T1">∧ </text:span>(True) <text:span text:style-name="T1">∧ </text:span>(True) <text:span text:style-name="T1">∧ </text:span>(True)</text:p>
      <text:p text:style-name="P21">3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A"/>
        <table:table-column table:style-name="Table2.H"/>
        <table:table-row>
          <table:table-cell table:style-name="Table2.A1" office:value-type="string">
            <text:p text:style-name="P32">A</text:p>
          </table:table-cell>
          <table:table-cell table:style-name="Table2.A1" office:value-type="string">
            <text:p text:style-name="P32">B</text:p>
          </table:table-cell>
          <table:table-cell table:style-name="Table2.A1" office:value-type="string">
            <text:p text:style-name="P32">C</text:p>
          </table:table-cell>
          <table:table-cell table:style-name="Table2.A1" office:value-type="string">
            <text:p text:style-name="P32">A <text:span text:style-name="T1">∧ </text:span>B</text:p>
          </table:table-cell>
          <table:table-cell table:style-name="Table2.A1" office:value-type="string">
            <text:p text:style-name="P34"><text:s/><text:span text:style-name="T12">A ∧ B </text:span><text:span text:style-name="T12"><draw:g text:anchor-type="as-char" svg:y="-0.0862in" draw:z-index="186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</text:span><text:span text:style-name="T12"> C</text:span></text:p>
          </table:table-cell>
          <table:table-cell table:style-name="Table2.A1" office:value-type="string">
            <text:p text:style-name="P32">A <draw:g text:anchor-type="as-char" svg:y="-0.0862in" draw:z-index="187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 C</text:p>
          </table:table-cell>
          <table:table-cell table:style-name="Table2.A1" office:value-type="string">
            <text:p text:style-name="P32">B <draw:g text:anchor-type="as-char" svg:y="-0.0862in" draw:z-index="188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 C</text:p>
          </table:table-cell>
          <table:table-cell table:style-name="Table2.H1" office:value-type="string">
            <text:p text:style-name="P32">(A <draw:g text:anchor-type="as-char" svg:y="-0.0862in" draw:z-index="189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 C) <text:s/>v (B <draw:g text:anchor-type="as-char" svg:y="-0.0862in" draw:z-index="190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 C) <text:s/></text:p>
          </table:table-cell>
        </table:table-row>
        <table:table-row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H2" office:value-type="string">
            <text:p text:style-name="P32">T</text:p>
          </table:table-cell>
        </table:table-row>
        <table:table-row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H2" office:value-type="string">
            <text:p text:style-name="P32">F</text:p>
          </table:table-cell>
        </table:table-row>
        <table:table-row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F</text:p>
          </table:table-cell>
          <table:table-cell table:style-name="Table2.H2" office:value-type="string">
            <text:p text:style-name="P32">T</text:p>
          </table:table-cell>
        </table:table-row>
        <table:table-row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T</text:p>
          </table:table-cell>
          <table:table-cell table:style-name="Table2.H2" office:value-type="string">
            <text:p text:style-name="P32">T</text:p>
          </table:table-cell>
        </table:table-row>
        <table:table-row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T</text:p>
          </table:table-cell>
          <table:table-cell table:style-name="Table2.H2" office:value-type="string">
            <text:p text:style-name="P32">T</text:p>
          </table:table-cell>
        </table:table-row>
        <table:table-row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F</text:p>
          </table:table-cell>
          <table:table-cell table:style-name="Table2.H2" office:value-type="string">
            <text:p text:style-name="P32">T</text:p>
          </table:table-cell>
        </table:table-row>
        <table:table-row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F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A2" office:value-type="string">
            <text:p text:style-name="P32">F</text:p>
          </table:table-cell>
          <table:table-cell table:style-name="Table2.H2" office:value-type="string">
            <text:p text:style-name="P32">F</text:p>
          </table:table-cell>
        </table:table-row>
        <table:table-row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28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H2" office:value-type="string">
            <text:p text:style-name="P32">T</text:p>
          </table:table-cell>
        </table:table-row>
      </table:table>
      <text:p text:style-name="P22"/>
      <text:p text:style-name="P33">(A <draw:g text:anchor-type="as-char" svg:y="-0.0862in" draw:z-index="226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 C) <text:s/>v (B <draw:g text:anchor-type="as-char" svg:y="-0.0862in" draw:z-index="227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 C)</text:p>
      <text:p text:style-name="P35">(<text:span text:style-name="T13"><draw:g text:anchor-type="as-char" svg:y="-0.0465in" draw:z-index="22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A v C) v (<text:span text:style-name="T13"><draw:g text:anchor-type="as-char" svg:y="-0.0465in" draw:z-index="22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B v C)</text:p>
      <text:p text:style-name="P35">(<text:span text:style-name="T13"><draw:g text:anchor-type="as-char" svg:y="-0.0465in" draw:z-index="23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A v <text:span text:style-name="T13"><draw:g text:anchor-type="as-char" svg:y="-0.0465in" draw:z-index="23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B v C)</text:p>
      <text:p text:style-name="P35">(<text:span text:style-name="T13"><draw:g text:anchor-type="as-char" svg:y="-0.0465in" draw:z-index="23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(A <text:span text:style-name="T13">^ </text:span>B) v C)</text:p>
      <text:p text:style-name="P35">we know <text:s/>(A <text:span text:style-name="T13">^ </text:span>B) <text:span text:style-name="T12"><draw:g text:anchor-type="as-char" svg:y="-0.0862in" draw:z-index="233" draw:style-name="gr1"><svg:title>TexMaths</svg:title><svg:desc>12§display§\rightarrow§svg§600§FALSE§</svg:desc><draw:frame draw:style-name="gr2" draw:text-style-name="P54" svg:width="0.1567in" svg:height="0.0862in" svg:x="0in" svg:y="0in"><draw:image xlink:href="Pictures/100004280000014B000000B7AEFAE9136FDE5F3A.svg" xlink:type="simple" xlink:show="embed" xlink:actuate="onLoad"><text:p/></draw:image><draw:image xlink:href="Pictures/100002010000000D00000007E5E918E255BC994A.png" xlink:type="simple" xlink:show="embed" xlink:actuate="onLoad"/></draw:frame></draw:g></text:span><text:span text:style-name="T12"> </text:span>C, hence</text:p>
      <text:p text:style-name="P35">(<text:span text:style-name="T13"><draw:g text:anchor-type="as-char" svg:y="-0.0465in" draw:z-index="23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C v C)</text:p>
      <text:p text:style-name="P35">True. <text:s/></text:p>
      <text:p text:style-name="P22"/>
      <text:p text:style-name="P22">4.</text:p>
      <text:p text:style-name="P24">a. <text:s/><draw:g text:anchor-type="as-char" svg:y="-0.0465in" draw:z-index="19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19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 <text:s/><draw:g text:anchor-type="as-char" svg:y="-0.0902in" draw:z-index="193" draw:style-name="gr1"><svg:title>TexMaths</svg:title><svg:desc>12§display§\Longleftrightarrow§svg§600§FALSE§</svg:desc><draw:frame draw:style-name="gr2" draw:text-style-name="P54" svg:width="0.2949in" svg:height="0.0906in" svg:x="0in" svg:y="0in"><draw:image xlink:href="Pictures/100008C40000026F000000C1CF0E90DC5E186195.svg" xlink:type="simple" xlink:show="embed" xlink:actuate="onLoad"><text:p/></draw:image><draw:image xlink:href="Pictures/1000020100000018000000078C4791D59559468D.png" xlink:type="simple" xlink:show="embed" xlink:actuate="onLoad"/></draw:frame></draw:g> <draw:g text:anchor-type="as-char" svg:y="-0.0465in" draw:z-index="23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(P v Q)</text:p>
      <text:p text:style-name="P24">(<draw:g text:anchor-type="as-char" svg:y="-0.0465in" draw:z-index="19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19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 <text:s/><draw:g text:anchor-type="as-char" svg:y="-0.0902in" draw:z-index="196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 <draw:g text:anchor-type="as-char" svg:y="-0.0465in" draw:z-index="23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(P v Q)) <text:span text:style-name="T1">∧ </text:span>(<draw:g text:anchor-type="as-char" svg:y="-0.0465in" draw:z-index="23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(P v Q) <draw:g text:anchor-type="as-char" svg:y="-0.0902in" draw:z-index="197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 (<draw:g text:anchor-type="as-char" svg:y="-0.0465in" draw:z-index="19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19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))</text:p>
      <text:p text:style-name="P24">(<draw:g text:anchor-type="as-char" svg:y="-0.0465in" draw:z-index="20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(<draw:g text:anchor-type="as-char" svg:y="-0.0465in" draw:z-index="20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20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) <text:s/>v (<draw:g text:anchor-type="as-char" svg:y="-0.0465in" draw:z-index="23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23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)) <text:span text:style-name="T1">∧ </text:span>((P v Q) v (<draw:g text:anchor-type="as-char" svg:y="-0.0465in" draw:z-index="20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20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))</text:p>
      <text:p text:style-name="P25"><text:span text:style-name="T14">(</text:span>(P <text:span text:style-name="T14">v</text:span> Q) <text:s/>v (<draw:g text:anchor-type="as-char" svg:y="-0.0465in" draw:z-index="24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24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)<text:span text:style-name="T14">)∧(</text:span>(P <text:span text:style-name="T16">v </text:span>Q) v (<draw:g text:anchor-type="as-char" svg:y="-0.0465in" draw:z-index="20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 ^ <draw:g text:anchor-type="as-char" svg:y="-0.0465in" draw:z-index="20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))</text:p>
      <text:p text:style-name="P25"><text:span text:style-name="T16">((</text:span>(P <text:span text:style-name="T14">v</text:span> Q) <text:s/>v <draw:g text:anchor-type="as-char" svg:y="-0.0465in" draw:z-index="24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<text:span text:style-name="T14">)∧</text:span>(<draw:g text:anchor-type="as-char" svg:y="-0.0465in" draw:z-index="20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6">Q</text:span> v (P <text:span text:style-name="T16">v</text:span> Q)<text:span text:style-name="T14">)) v (</text:span>((P <text:span text:style-name="T16">v</text:span> Q) <text:span text:style-name="T16">v </text:span><draw:g text:anchor-type="as-char" svg:y="-0.0465in" draw:z-index="24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<text:span text:style-name="T16">) </text:span>^ <text:span text:style-name="T16">(( P v Q) v </text:span><draw:g text:anchor-type="as-char" svg:y="-0.0465in" draw:z-index="24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<text:span text:style-name="T16">))</text:span></text:p>
      <text:p text:style-name="P36"><text:span text:style-name="T16">((True) ∧ (True)) v (</text:span>((P <text:span text:style-name="T16">v</text:span> Q) <text:span text:style-name="T16">v </text:span><draw:g text:anchor-type="as-char" svg:y="-0.0465in" draw:z-index="24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P<text:span text:style-name="T16">) </text:span>^ <text:span text:style-name="T16">(( P v Q) v </text:span><draw:g text:anchor-type="as-char" svg:y="-0.0465in" draw:z-index="24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Q<text:span text:style-name="T16">))</text:span></text:p>
      <text:p text:style-name="P36"><text:s/><text:span text:style-name="T17">True</text:span></text:p>
      <text:p text:style-name="P23"/>
      <text:p text:style-name="P26">b. <text:span text:style-name="T13"><draw:g text:anchor-type="as-char" svg:y="-0.0465in" draw:z-index="20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(P<text:span text:style-name="T14">∧</text:span>Q) <draw:g text:anchor-type="as-char" svg:y="-0.0902in" draw:z-index="209" draw:style-name="gr1"><svg:title>TexMaths</svg:title><svg:desc>12§display§\Longleftrightarrow§svg§600§FALSE§</svg:desc><draw:frame draw:style-name="gr2" draw:text-style-name="P54" svg:width="0.2949in" svg:height="0.0906in" svg:x="0in" svg:y="0in"><draw:image xlink:href="Pictures/100008C40000026F000000C1CF0E90DC5E186195.svg" xlink:type="simple" xlink:show="embed" xlink:actuate="onLoad"><text:p/></draw:image><draw:image xlink:href="Pictures/1000020100000018000000078C4791D59559468D.png" xlink:type="simple" xlink:show="embed" xlink:actuate="onLoad"/></draw:frame></draw:g><text:span text:style-name="T13"><draw:g text:anchor-type="as-char" svg:y="-0.0465in" draw:z-index="21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P v <text:span text:style-name="T13"><draw:g text:anchor-type="as-char" svg:y="-0.0465in" draw:z-index="21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</text:p>
      <text:p text:style-name="P37">(<text:span text:style-name="T13"><draw:g text:anchor-type="as-char" svg:y="-0.0465in" draw:z-index="21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(P<text:span text:style-name="T14">∧</text:span>Q) <draw:g text:anchor-type="as-char" svg:y="-0.0902in" draw:z-index="213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 <text:span text:style-name="T17">(</text:span><text:span text:style-name="T17"><draw:g text:anchor-type="as-char" svg:y="-0.0465in" draw:z-index="21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4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<text:span text:style-name="T17">) ∧ </text:span>(<text:span text:style-name="T17">(</text:span><text:span text:style-name="T17"><draw:g text:anchor-type="as-char" svg:y="-0.0465in" draw:z-index="21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4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<text:span text:style-name="T17">)</text:span> <draw:g text:anchor-type="as-char" svg:y="-0.0902in" draw:z-index="216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 <text:span text:style-name="T13"><draw:g text:anchor-type="as-char" svg:y="-0.0465in" draw:z-index="21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(P<text:span text:style-name="T14">∧</text:span>Q))</text:p>
      <text:p text:style-name="P37">((<text:span text:style-name="T13"><draw:g text:anchor-type="as-char" svg:y="-0.0465in" draw:z-index="21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P v <text:span text:style-name="T13"><draw:g text:anchor-type="as-char" svg:y="-0.0465in" draw:z-index="21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 <draw:g text:anchor-type="as-char" svg:y="-0.0902in" draw:z-index="220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 <text:span text:style-name="T17">(</text:span><text:span text:style-name="T17"><draw:g text:anchor-type="as-char" svg:y="-0.0465in" draw:z-index="24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5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) <text:span text:style-name="T14">∧ </text:span>(<text:span text:style-name="T17">(</text:span><text:span text:style-name="T17"><draw:g text:anchor-type="as-char" svg:y="-0.0465in" draw:z-index="25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5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<text:span text:style-name="T17">)</text:span> <draw:g text:anchor-type="as-char" svg:y="-0.0902in" draw:z-index="253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 <text:span text:style-name="T13"><draw:g text:anchor-type="as-char" svg:y="-0.0465in" draw:z-index="25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(P<text:span text:style-name="T14">∧</text:span>Q))</text:p>
      <text:p text:style-name="P37">(<text:span text:style-name="T13"><draw:g text:anchor-type="as-char" svg:y="-0.0465in" draw:z-index="22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(<text:span text:style-name="T13"><draw:g text:anchor-type="as-char" svg:y="-0.0465in" draw:z-index="22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P v<text:span text:style-name="T13"><draw:g text:anchor-type="as-char" svg:y="-0.0465in" draw:z-index="22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 v <text:span text:style-name="T17">(</text:span><text:span text:style-name="T17"><draw:g text:anchor-type="as-char" svg:y="-0.0465in" draw:z-index="25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5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) <text:s/><text:span text:style-name="T14">∧ </text:span>(<text:span text:style-name="T17"><draw:g text:anchor-type="as-char" svg:y="-0.0465in" draw:z-index="25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(</text:span><text:span text:style-name="T17"><draw:g text:anchor-type="as-char" svg:y="-0.0465in" draw:z-index="25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5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<text:span text:style-name="T17">)</text:span> v (<text:span text:style-name="T13"><draw:g text:anchor-type="as-char" svg:y="-0.0465in" draw:z-index="22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P v <text:span text:style-name="T13"><draw:g text:anchor-type="as-char" svg:y="-0.0465in" draw:z-index="22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)</text:p>
      <text:p text:style-name="P37">((P <text:span text:style-name="T14">∧</text:span> Q) v <text:span text:style-name="T17">(</text:span><text:span text:style-name="T17"><draw:g text:anchor-type="as-char" svg:y="-0.0465in" draw:z-index="26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7"> </text:span>P <text:span text:style-name="T17">v </text:span><text:span text:style-name="T17"><draw:g text:anchor-type="as-char" svg:y="-0.0465in" draw:z-index="26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) <text:s/><text:span text:style-name="T14">∧ </text:span>(<text:span text:style-name="T17">(</text:span>P <text:span text:style-name="T14">∧ </text:span>Q<text:span text:style-name="T17">)</text:span> v (<text:span text:style-name="T13"><draw:g text:anchor-type="as-char" svg:y="-0.0465in" draw:z-index="26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P v <text:span text:style-name="T13"><draw:g text:anchor-type="as-char" svg:y="-0.0465in" draw:z-index="26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Q))</text:p>
      <text:p text:style-name="P39">(((<draw:g text:anchor-type="as-char" svg:y="-0.0465in" draw:z-index="26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 <text:span text:style-name="T18">P </text:span>v <draw:g text:anchor-type="as-char" svg:y="-0.0465in" draw:z-index="26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8">Q) </text:span>v P) <text:span text:style-name="T14">∧ </text:span>((<draw:g text:anchor-type="as-char" svg:y="-0.0465in" draw:z-index="26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 <text:span text:style-name="T18">P </text:span>v <draw:g text:anchor-type="as-char" svg:y="-0.0465in" draw:z-index="26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text:span text:style-name="T18">Q</text:span>) v Q)) <text:span text:style-name="T14">∧ </text:span>(((<text:span text:style-name="T13"><draw:g text:anchor-type="as-char" svg:y="-0.0465in" draw:z-index="26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3">P v </text:span><text:span text:style-name="T13"><draw:g text:anchor-type="as-char" svg:y="-0.0465in" draw:z-index="26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3">Q</text:span>) v P) <text:span text:style-name="T14">∧ (</text:span>(<text:span text:style-name="T13"><draw:g text:anchor-type="as-char" svg:y="-0.0465in" draw:z-index="27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3">P v </text:span><text:span text:style-name="T13"><draw:g text:anchor-type="as-char" svg:y="-0.0465in" draw:z-index="27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13">Q</text:span>) <text:span text:style-name="T19">v Q))</text:span></text:p>
      <text:p text:style-name="P40">True <text:span text:style-name="T14">∧ </text:span>True <text:span text:style-name="T14">∧ </text:span>True <text:span text:style-name="T14">∧ </text:span>True </text:p>
      <text:p text:style-name="P26"><text:soft-page-break/>True</text:p>
      <text:p text:style-name="P41"/>
      <text:p text:style-name="P38">c.</text:p>
      <text:p text:style-name="P42">(P v (P <text:span text:style-name="T14">∧ Q)) </text:span><text:span text:style-name="T14"><draw:g text:anchor-type="as-char" svg:y="-0.0902in" draw:z-index="272" draw:style-name="gr1"><svg:title>TexMaths</svg:title><svg:desc>12§display§\Longleftrightarrow§svg§600§FALSE§</svg:desc><draw:frame draw:style-name="gr2" draw:text-style-name="P54" svg:width="0.2949in" svg:height="0.0906in" svg:x="0in" svg:y="0in"><draw:image xlink:href="Pictures/100008C40000026F000000C1CF0E90DC5E186195.svg" xlink:type="simple" xlink:show="embed" xlink:actuate="onLoad"><text:p/></draw:image><draw:image xlink:href="Pictures/1000020100000018000000078C4791D59559468D.png" xlink:type="simple" xlink:show="embed" xlink:actuate="onLoad"/></draw:frame></draw:g></text:span><text:span text:style-name="T14"> P</text:span></text:p>
      <text:p text:style-name="P43">(<text:span text:style-name="T19">P v (P ∧ Q) </text:span><text:span text:style-name="T19"><draw:g text:anchor-type="as-char" svg:y="-0.0902in" draw:z-index="273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</text:span><text:span text:style-name="T19"> </text:span>P) <text:span text:style-name="T14">∧ </text:span>(P <text:span text:style-name="T19"><draw:g text:anchor-type="as-char" svg:y="-0.0902in" draw:z-index="274" draw:style-name="gr1"><svg:title>TexMaths</svg:title><svg:desc>12§display§\Longrightarrow§svg§600§FALSE§</svg:desc><draw:frame draw:style-name="gr2" draw:text-style-name="P54" svg:width="0.2571in" svg:height="0.0906in" svg:x="0in" svg:y="0in"><draw:image xlink:href="Pictures/100006A700000221000000C10A66A7F85BCCD44E.svg" xlink:type="simple" xlink:show="embed" xlink:actuate="onLoad"><text:p/></draw:image><draw:image xlink:href="Pictures/100002010000001500000007618EBF6C709C62DA.png" xlink:type="simple" xlink:show="embed" xlink:actuate="onLoad"/></draw:frame></draw:g></text:span><text:span text:style-name="T19"> P v (P ∧ Q))</text:span></text:p>
      <text:p text:style-name="P44"><text:span text:style-name="T20">(</text:span><text:span text:style-name="T20"><draw:g text:anchor-type="as-char" svg:y="-0.0465in" draw:z-index="27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0">(P v (P ∧ Q)) v P) ∧ (</text:span><text:span text:style-name="T20"><draw:g text:anchor-type="as-char" svg:y="-0.0465in" draw:z-index="27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0">P <text:s/>v (P v (P ∧ Q)))</text:span></text:p>
      <text:p text:style-name="P45"><text:span text:style-name="T21">((</text:span><text:span text:style-name="T21"><draw:g text:anchor-type="as-char" svg:y="-0.0465in" draw:z-index="27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1">P ∧ (</text:span><text:span text:style-name="T21"><draw:g text:anchor-type="as-char" svg:y="-0.0465in" draw:z-index="27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1">P v </text:span><text:span text:style-name="T21"><draw:g text:anchor-type="as-char" svg:y="-0.0465in" draw:z-index="27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1">Q)) v P) ∧ (</text:span><text:span text:style-name="T21"><draw:g text:anchor-type="as-char" svg:y="-0.0465in" draw:z-index="28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1">P v ((P v P) ∧ ( P v Q)))</text:span></text:p>
      <text:p text:style-name="P46"><text:span text:style-name="T22">(((</text:span><text:span text:style-name="T22"><draw:g text:anchor-type="as-char" svg:y="-0.0465in" draw:z-index="28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∧ </text:span><text:span text:style-name="T22"><draw:g text:anchor-type="as-char" svg:y="-0.0465in" draw:z-index="28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) v (</text:span><text:span text:style-name="T22"><draw:g text:anchor-type="as-char" svg:y="-0.0465in" draw:z-index="28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∧</text:span><text:span text:style-name="T22"><draw:g text:anchor-type="as-char" svg:y="-0.0465in" draw:z-index="28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Q)) v P)) ∧ (</text:span><text:span text:style-name="T22"><draw:g text:anchor-type="as-char" svg:y="-0.0465in" draw:z-index="28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v (P∧ (P v Q)))</text:span></text:p>
      <text:p text:style-name="P47">(( <text:span text:style-name="T22"><draw:g text:anchor-type="as-char" svg:y="-0.0465in" draw:z-index="28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(<text:span text:style-name="T22"><draw:g text:anchor-type="as-char" svg:y="-0.0465in" draw:z-index="28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∧ </text:span><text:span text:style-name="T22"><draw:g text:anchor-type="as-char" svg:y="-0.0465in" draw:z-index="28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Q</text:span>)) v P) <text:span text:style-name="T22">∧ </text:span>(<text:span text:style-name="T22"><draw:g text:anchor-type="as-char" svg:y="-0.0465in" draw:z-index="28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((P <text:span text:style-name="T21">∧ </text:span>P) v (P<text:span text:style-name="T21">∧</text:span>Q))</text:p>
      <text:p text:style-name="P47">(( <text:span text:style-name="T22"><draw:g text:anchor-type="as-char" svg:y="-0.0465in" draw:z-index="29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<text:span text:style-name="T22"><draw:g text:anchor-type="as-char" svg:y="-0.0465in" draw:z-index="291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</text:span>) <text:span text:style-name="T22">∧ </text:span>(<text:span text:style-name="T22"><draw:g text:anchor-type="as-char" svg:y="-0.0465in" draw:z-index="292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<text:span text:style-name="T22"><draw:g text:anchor-type="as-char" svg:y="-0.0465in" draw:z-index="293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Q</text:span>)) v P) <text:span text:style-name="T22">∧ </text:span>(<text:span text:style-name="T22"><draw:g text:anchor-type="as-char" svg:y="-0.0465in" draw:z-index="294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(P v ( P<text:span text:style-name="T21">∧</text:span>Q)))</text:p>
      <text:p text:style-name="P47">( <text:span text:style-name="T22"><draw:g text:anchor-type="as-char" svg:y="-0.0465in" draw:z-index="295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∧ </text:span>(<text:span text:style-name="T22"><draw:g text:anchor-type="as-char" svg:y="-0.0465in" draw:z-index="296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<text:s/><text:span text:style-name="T22"><draw:g text:anchor-type="as-char" svg:y="-0.0465in" draw:z-index="297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Q</text:span>)) v P) <text:span text:style-name="T22">∧ </text:span>( <text:span text:style-name="T22"><draw:g text:anchor-type="as-char" svg:y="-0.0465in" draw:z-index="298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P)</text:p>
      <text:p text:style-name="P47">(<text:span text:style-name="T22"><draw:g text:anchor-type="as-char" svg:y="-0.0465in" draw:z-index="299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P) <text:span text:style-name="T22">∧ </text:span><text:s/>(<text:span text:style-name="T22"><draw:g text:anchor-type="as-char" svg:y="-0.0465in" draw:z-index="300" draw:style-name="gr1"><svg:title>TexMaths</svg:title><svg:desc>12§display§\rightharpoondown§svg§600§FALSE§</svg:desc><draw:frame draw:style-name="gr2" draw:text-style-name="P54" svg:width="0.1571in" svg:height="0.0469in" svg:x="0in" svg:y="0in"><draw:image xlink:href="Pictures/1000036A0000014C00000063070DE80AA45F0D79.svg" xlink:type="simple" xlink:show="embed" xlink:actuate="onLoad"><text:p/></draw:image><draw:image xlink:href="Pictures/100002010000000D00000004452B7BECCA5DBB7B.png" xlink:type="simple" xlink:show="embed" xlink:actuate="onLoad"/></draw:frame></draw:g></text:span><text:span text:style-name="T22">P </text:span>v P)</text:p>
      <text:p text:style-name="P47">True <text:span text:style-name="T22">∧ </text:span>True</text:p>
      <text:p text:style-name="P47">True</text:p>
      <text:p text:style-name="P46"/>
      <text:p text:style-name="P18"><text:span text:style-name="T6">1. </text:span><text:a xlink:type="simple" xlink:href="http://www4.di.uminho.pt/~jba/tmp/slides-ValidityChecking-handout.pdf" text:style-name="Internet_20_link" text:visited-style-name="Visited_20_Internet_20_Link">http://www4.di.uminho.pt/~jba/tmp/slides-ValidityChecking-handout.pdf</text:a></text:p>
      <text:p text:style-name="P18"><text:span text:style-name="T6">2. </text:span><text:a xlink:type="simple" xlink:href="http://intrologic.stanford.edu/notes/chapter_05.html" text:style-name="Internet_20_link" text:visited-style-name="Visited_20_Internet_20_Link">http://intrologic.stanford.edu/notes/chapter_05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9:54:11.106267591</meta:creation-date>
    <dc:date>2020-01-12T18:12:30.854594352</dc:date>
    <meta:editing-duration>PT14H14M19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4" meta:paragraph-count="276" meta:word-count="1503" meta:character-count="6200" meta:non-whitespace-character-count="4780"/>
  </office:meta>
</office:document-meta>
</file>